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a537b" officeooo:paragraph-rsid="000a537b"/>
    </style:style>
    <style:style style:name="P4" style:family="paragraph" style:parent-style-name="Standard">
      <style:paragraph-properties fo:text-align="start" style:justify-single-word="false"/>
      <style:text-properties officeooo:rsid="000a537b" officeooo:paragraph-rsid="000c854d"/>
    </style:style>
    <style:style style:name="P5" style:family="paragraph" style:parent-style-name="Standard">
      <style:paragraph-properties fo:line-height="100%" fo:text-align="start" style:justify-single-word="false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fo:font-weight="bold" officeooo:rsid="000a537b" officeooo:paragraph-rsid="000a537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c854d" officeooo:paragraph-rsid="000c854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officeooo:paragraph-rsid="000b487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rsid="000a537b" officeooo:paragraph-rsid="000a537b"/>
    </style:style>
    <style:style style:name="P10" style:family="paragraph" style:parent-style-name="Standard">
      <style:paragraph-properties fo:text-align="start" style:justify-single-word="false"/>
      <style:text-properties officeooo:rsid="000e1c59" officeooo:paragraph-rsid="000e1c59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Inconsolata" fo:font-size="8pt" fo:font-weight="normal" officeooo:paragraph-rsid="000e1c59" fo:background-color="#ffffff" style:font-size-asian="8pt" style:font-size-complex="8pt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Inconsolata" fo:font-size="8pt" fo:font-weight="normal" officeooo:rsid="000e1c59" officeooo:paragraph-rsid="000e1c59" fo:background-color="#ffffff" style:font-size-asian="8pt" style:font-size-complex="8pt"/>
    </style:style>
    <style:style style:name="P14" style:family="paragraph" style:parent-style-name="Standard">
      <style:paragraph-properties fo:line-height="100%" fo:text-align="start" style:justify-single-word="false"/>
      <style:text-properties fo:font-size="8pt" officeooo:paragraph-rsid="000e1c59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fo:font-size="12pt" officeooo:paragraph-rsid="000a537b" style:font-size-asian="12pt" style:font-size-complex="12pt"/>
    </style:style>
    <style:style style:name="T1" style:family="text">
      <style:text-properties officeooo:rsid="000a53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4873" style:font-weight-asian="bold" style:font-weight-complex="bold"/>
    </style:style>
    <style:style style:name="T4" style:family="text">
      <style:text-properties officeooo:rsid="000b4873"/>
    </style:style>
    <style:style style:name="T5" style:family="text">
      <style:text-properties officeooo:rsid="000c854d"/>
    </style:style>
    <style:style style:name="T6" style:family="text">
      <style:text-properties fo:color="#000000" loext:opacity="100%" style:font-name="Inconsolata" fo:font-weight="normal" fo:background-color="#ffffff" loext:char-shading-value="0"/>
    </style:style>
    <style:style style:name="T7" style:family="text">
      <style:text-properties officeooo:rsid="000e1c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“Брестский Государственный технический университет”</text:p>
      <text:p text:style-name="P1">Кафедра ИИ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Лабораторная работа №<text:span text:style-name="T7">7</text:span></text:p>
      <text:p text:style-name="P1">По дисциплине “Операционные системы”</text:p>
      <text:p text:style-name="P1">Тема: “<text:span text:style-name="T5">С</text:span><text:span text:style-name="T7">емафоры</text:span>”</text:p>
      <text:p text:style-name="Standard"/>
      <text:p text:style-name="Standard"/>
      <text:p text:style-name="Standard"/>
      <text:p text:style-name="Standard"/>
      <text:p text:style-name="P2"/>
      <text:p text:style-name="P2">Выполнил:</text:p>
      <text:p text:style-name="P2">Студент 2 курса</text:p>
      <text:p text:style-name="P2">Группы ИИ-21</text:p>
      <text:p text:style-name="P2">Кирилович А. А.</text:p>
      <text:p text:style-name="P2">Проверил:</text:p>
      <text:p text:style-name="P2">Козинский А. А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Брест 2022</text:p>
      <text:p text:style-name="P3"><text:soft-page-break/><text:span text:style-name="T2">Цел работы:</text:span> изучить <text:span text:style-name="T5">с</text:span><text:span text:style-name="T7">емафоры как средство</text:span><text:span text:style-name="T5"> межпроцессорного взаимодействия.</text:span></text:p>
      <text:p text:style-name="P6">Ход работы:</text:p>
      <text:p text:style-name="P6"/>
      <text:p text:style-name="P7">Задание:</text:p>
      <text:p text:style-name="P3">Написать две (или более) программы, которые, работая параллельно зацикленно,</text:p>
      <text:p text:style-name="P3">обмениваются информацией согласно варианту.</text:p>
      <text:p text:style-name="P3">Первый процесс в цикле ожидает ввода символа с потока stdin, после чего</text:p>
      <text:p text:style-name="P3">пишет в файл случайное число, каждый раз открывая и закрывая за собой файл. Второй процесс</text:p>
      <text:p text:style-name="P3">забирает из файла числа и выводит на экран соответствующее числу количество любых</text:p>
      <text:p text:style-name="P3">символов.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part1.c:</text:p>
          </table:table-cell>
          <table:table-cell table:style-name="Table1.B1" office:value-type="string">
            <text:p text:style-name="P10">part2.c:</text:p>
          </table:table-cell>
        </table:table-row>
        <table:table-row>
          <table:table-cell table:style-name="Table1.A2" office:value-type="string">
            <text:p text:style-name="P13">#include &lt;semaphore.h&gt;</text:p>
            <text:p text:style-name="P13">#include &lt;fcntl.h&gt;</text:p>
            <text:p text:style-name="P13">#include &lt;stdio.h&gt;</text:p>
            <text:p text:style-name="P13">#include &lt;string.h&gt;</text:p>
            <text:p text:style-name="P13">#include &lt;unistd.h&gt;</text:p>
            <text:p text:style-name="P13"/>
            <text:p text:style-name="P13">int main()</text:p>
            <text:p text:style-name="P13">{</text:p>
            <text:p text:style-name="P13"><text:s text:c="4"/>sem_t *input;</text:p>
            <text:p text:style-name="P13"><text:s text:c="4"/>sem_t *check;</text:p>
            <text:p text:style-name="P13"><text:s text:c="4"/>const char *sem_input = "input";</text:p>
            <text:p text:style-name="P13"><text:s text:c="4"/>const char *sem_check = "check";</text:p>
            <text:p text:style-name="P13"><text:s text:c="4"/>input = sem_open(sem_input, O_CREAT, 0777, 1);</text:p>
            <text:p text:style-name="P13"><text:s text:c="4"/>check = sem_open(sem_check, O_CREAT, 0777, 0);</text:p>
            <text:p text:style-name="P13"/>
            <text:p text:style-name="P13"><text:s text:c="4"/>while(1)</text:p>
            <text:p text:style-name="P13"><text:s text:c="4"/>{</text:p>
            <text:p text:style-name="P13"><text:s text:c="8"/>sem_wait(input);</text:p>
            <text:p text:style-name="P13"/>
            <text:p text:style-name="P13"><text:s text:c="8"/>sleep(1);</text:p>
            <text:p text:style-name="P13"><text:s text:c="8"/>FILE* file = fopen("test.txt","w");</text:p>
            <text:p text:style-name="P13"><text:s text:c="8"/>fprintf(file, "%d", rand() % 9);</text:p>
            <text:p text:style-name="P13"><text:s text:c="8"/>fclose(file);</text:p>
            <text:p text:style-name="P13"/>
            <text:p text:style-name="P13"><text:s text:c="8"/>sem_post(check);</text:p>
            <text:p text:style-name="P13"><text:s text:c="4"/>}</text:p>
            <text:p text:style-name="P13"><text:s text:c="4"/>sem_close(input);</text:p>
            <text:p text:style-name="P13"><text:s text:c="4"/>sem_close(check);</text:p>
            <text:p text:style-name="P13"><text:s text:c="4"/>sem_unlink(sem_input);</text:p>
            <text:p text:style-name="P13"><text:s text:c="4"/>sem_unlink(sem_check);</text:p>
            <text:p text:style-name="P13"><text:s text:c="4"/>return 0;</text:p>
            <text:p text:style-name="P13">}</text:p>
          </table:table-cell>
          <table:table-cell table:style-name="Table1.B2" office:value-type="string">
            <text:p text:style-name="P12">#include &lt;semaphore.h&gt;</text:p>
            <text:p text:style-name="P12">#include &lt;fcntl.h&gt;</text:p>
            <text:p text:style-name="P12">#include &lt;stdio.h&gt;</text:p>
            <text:p text:style-name="P12">#include &lt;string.h&gt;</text:p>
            <text:p text:style-name="P12">#include &lt;unistd.h&gt;</text:p>
            <text:p text:style-name="P12"/>
            <text:p text:style-name="P12">int main()</text:p>
            <text:p text:style-name="P12">{</text:p>
            <text:p text:style-name="P12"><text:s text:c="4"/>sem_t *input;</text:p>
            <text:p text:style-name="P12"><text:s text:c="4"/>sem_t *check;</text:p>
            <text:p text:style-name="P12"><text:s text:c="4"/>const char *sem_input = "input";</text:p>
            <text:p text:style-name="P12"><text:s text:c="4"/>const char *sem_check = "check";</text:p>
            <text:p text:style-name="P12"><text:s text:c="4"/>input = sem_open(sem_input, O_CREAT, 0777, 1);</text:p>
            <text:p text:style-name="P12"><text:s text:c="4"/>check = sem_open(sem_check, O_CREAT, 0777, 0);</text:p>
            <text:p text:style-name="P12"/>
            <text:p text:style-name="P12"><text:s text:c="4"/>char buf[2];</text:p>
            <text:p text:style-name="P12"/>
            <text:p text:style-name="P12"><text:s text:c="4"/>while(1)</text:p>
            <text:p text:style-name="P12"><text:s text:c="4"/>{</text:p>
            <text:p text:style-name="P12"><text:s text:c="8"/>sem_wait(check);</text:p>
            <text:p text:style-name="P12"/>
            <text:p text:style-name="P12"><text:s text:c="8"/>FILE* file=fopen("test.txt","r");</text:p>
            <text:p text:style-name="P12"><text:s text:c="8"/>fgets(buf, 2, file);</text:p>
            <text:p text:style-name="P12"><text:s text:c="8"/>fclose(file);</text:p>
            <text:p text:style-name="P12"><text:s text:c="8"/>int n = atoi(buf);</text:p>
            <text:p text:style-name="P12"><text:s text:c="8"/>for (int i = 0; i &lt; n; i++)</text:p>
            <text:p text:style-name="P12"><text:s text:c="8"/>{</text:p>
            <text:p text:style-name="P12"><text:s text:c="12"/>printf("%s", "a");</text:p>
            <text:p text:style-name="P12"><text:s text:c="8"/>}</text:p>
            <text:p text:style-name="P12"><text:s text:c="8"/>printf("\n");</text:p>
            <text:p text:style-name="P12"/>
            <text:p text:style-name="P12"><text:s text:c="8"/>sem_post(input);</text:p>
            <text:p text:style-name="P12"><text:s text:c="4"/>}</text:p>
            <text:p text:style-name="P12"><text:s text:c="4"/>sem_close(input);</text:p>
            <text:p text:style-name="P12"><text:s text:c="4"/>sem_close(check);</text:p>
            <text:p text:style-name="P12"><text:s text:c="4"/>sem_unlink(sem_input);</text:p>
            <text:p text:style-name="P12"><text:s text:c="4"/>sem_unlink(sem_check);</text:p>
            <text:p text:style-name="P12"><text:s text:c="4"/>return 0;</text:p>
            <text:p text:style-name="P14"><text:span text:style-name="T6">}</text:span></text:p>
          </table:table-cell>
        </table:table-row>
      </table:table>
      <text:p text:style-name="P15"><text:span text:style-name="T3"/></text:p>
      <text:p text:style-name="P8"><text:span text:style-name="T3">Вывод:</text:span><text:span text:style-name="T4"> </text:span><text:span text:style-name="T1">изучи</text:span><text:span text:style-name="T4">л</text:span><text:span text:style-name="T1"> </text:span><text:span text:style-name="T5">с</text:span><text:span text:style-name="T7">емафоры как с</text:span><text:span text:style-name="T5">ре</text:span><text:span text:style-name="T7">д</text:span><text:span text:style-name="T5">ств</text:span><text:span text:style-name="T7">o</text:span><text:span text:style-name="T5"> межпроцессорного взаимодействи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3:55:14.338755716</meta:creation-date>
    <dc:date>2022-11-25T12:40:08.754441949</dc:date>
    <meta:editing-duration>PT17M52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2" meta:paragraph-count="88" meta:word-count="248" meta:character-count="2173" meta:non-whitespace-character-count="1757"/>
  </office:meta>
</office:document-meta>
</file>